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1bb2" officeooo:paragraph-rsid="00021b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Program 5</text:p>
      <text:p text:style-name="P1"/>
      <text:p text:style-name="P1">#include&lt;iostream&gt;</text:p>
      <text:p text:style-name="P1">#include&lt;stdlib.h&gt;</text:p>
      <text:p text:style-name="P1">using namespace std;</text:p>
      <text:p text:style-name="P1">struct node</text:p>
      <text:p text:style-name="P1">{</text:p>
      <text:p text:style-name="P1"><text:s text:c="4"/>int data;</text:p>
      <text:p text:style-name="P1"><text:s text:c="4"/>node *left,*right;</text:p>
      <text:p text:style-name="P1"><text:s text:c="4"/>int lbit,rbit;</text:p>
      <text:p text:style-name="P1">};</text:p>
      <text:p text:style-name="P1">class tbt</text:p>
      <text:p text:style-name="P1">{</text:p>
      <text:p text:style-name="P1"><text:s text:c="3"/>node *temp=NULL,*t1=NULL,*s=NULL,*head=NULL,*t=NULL;</text:p>
      <text:p text:style-name="P1"><text:s text:c="3"/>public:</text:p>
      <text:p text:style-name="P1"><text:s text:c="3"/></text:p>
      <text:p text:style-name="P1"><text:s text:c="3"/>node *create();</text:p>
      <text:p text:style-name="P1"><text:s text:c="3"/>void insert();</text:p>
      <text:p text:style-name="P1"><text:s text:c="3"/>node *insuc(node*);</text:p>
      <text:p text:style-name="P1"><text:s text:c="3"/>node *inpre(node*);</text:p>
      <text:p text:style-name="P1"><text:s text:c="3"/>void dis();</text:p>
      <text:p text:style-name="P1"><text:s text:c="3"/>void display(node*);</text:p>
      <text:p text:style-name="P1"><text:s text:c="3"/>void thr();</text:p>
      <text:p text:style-name="P1"><text:s text:c="3"/>void thread(node*);</text:p>
      <text:p text:style-name="P1">};</text:p>
      <text:p text:style-name="P1">node *tbt::create()</text:p>
      <text:p text:style-name="P1">{</text:p>
      <text:p text:style-name="P1"><text:s text:c="3"/>node *p=new(struct node);</text:p>
      <text:p text:style-name="P1"><text:s text:c="3"/>p-&gt;left=NULL;</text:p>
      <text:p text:style-name="P1"><text:s text:c="3"/>p-&gt;right=NULL;</text:p>
      <text:p text:style-name="P1"><text:s text:c="3"/>p-&gt;lbit=0;</text:p>
      <text:p text:style-name="P1"><text:s text:c="3"/>p-&gt;rbit=0;</text:p>
      <text:p text:style-name="P1"><text:s text:c="3"/>cout&lt;&lt;"\n enter the data";</text:p>
      <text:p text:style-name="P1"><text:s text:c="3"/>cin&gt;&gt;p-&gt;data;</text:p>
      <text:p text:style-name="P1"><text:s text:c="3"/>return p;</text:p>
      <text:p text:style-name="P1">}</text:p>
      <text:p text:style-name="P1">void tbt::insert()</text:p>
      <text:p text:style-name="P1">{</text:p>
      <text:p text:style-name="P1"><text:s text:c="4"/>temp=create();</text:p>
      <text:p text:style-name="P1"><text:s text:c="4"/>if(head==NULL)</text:p>
      <text:p text:style-name="P1"><text:s text:c="4"/>{ <text:s/>node *p=new(struct node);</text:p>
      <text:p text:style-name="P1"><text:s text:c="7"/>head=p;</text:p>
      <text:p text:style-name="P1"><text:s text:c="7"/>head-&gt;left=temp;</text:p>
      <text:p text:style-name="P1"><text:s text:c="7"/>head-&gt;right=head;</text:p>
      <text:p text:style-name="P1"><text:s text:c="7"/>head-&gt;lbit=1;</text:p>
      <text:p text:style-name="P1"><text:s text:c="7"/>head-&gt;rbit=0;</text:p>
      <text:p text:style-name="P1"><text:s text:c="7"/>temp-&gt;left=head;</text:p>
      <text:p text:style-name="P1"><text:s text:c="7"/>temp-&gt;right=head;</text:p>
      <text:p text:style-name="P1"><text:s text:c="7"/>temp-&gt;lbit=0;</text:p>
      <text:p text:style-name="P1"><text:s text:c="7"/>temp-&gt;rbit=0;</text:p>
      <text:p text:style-name="P1"><text:s text:c="4"/>}</text:p>
      <text:p text:style-name="P1"><text:soft-page-break/><text:s text:c="4"/>else</text:p>
      <text:p text:style-name="P1"><text:s text:c="4"/>{ <text:s text:c="4"/>t1=head;</text:p>
      <text:p text:style-name="P1"><text:s text:c="10"/>t1=t1-&gt;left;</text:p>
      <text:p text:style-name="P1"><text:s text:c="9"/></text:p>
      <text:p text:style-name="P1"><text:s text:c="10"/>while(t1!=NULL)</text:p>
      <text:p text:style-name="P1"><text:s text:c="10"/>{ <text:s text:c="2"/>s=t1; <text:s/></text:p>
      <text:p text:style-name="P1"><text:s text:c="14"/>if(((temp-&gt;data)&gt;(t1-&gt;data))&amp;&amp;t1-&gt;rbit==1)</text:p>
      <text:p text:style-name="P1"><text:s text:c="14"/>{ <text:s text:c="2"/>t1=t1-&gt;right; <text:s text:c="2"/>}</text:p>
      <text:p text:style-name="P1"><text:s text:c="14"/>else if(((temp-&gt;data)&lt;(t1-&gt;data))&amp;&amp;t1-&gt;lbit==1)</text:p>
      <text:p text:style-name="P1"><text:s text:c="14"/>{ <text:s text:c="2"/>t1=t1-&gt;left; <text:s text:c="4"/>}</text:p>
      <text:p text:style-name="P1"><text:s text:c="14"/>else</text:p>
      <text:p text:style-name="P1"><text:s text:c="14"/>{ break; <text:s text:c="6"/>}</text:p>
      <text:p text:style-name="P1"><text:s text:c="10"/>}</text:p>
      <text:p text:style-name="P1"><text:s text:c="10"/>if(temp-&gt;data&gt;s-&gt;data)</text:p>
      <text:p text:style-name="P1"><text:s text:c="10"/>{ <text:s text:c="2"/></text:p>
      <text:p text:style-name="P1"><text:s text:c="13"/>s-&gt;right=temp;</text:p>
      <text:p text:style-name="P1"><text:s text:c="13"/>s-&gt;rbit=1;</text:p>
      <text:p text:style-name="P1"><text:s text:c="13"/>temp-&gt;left=inpre(head-&gt;left);</text:p>
      <text:p text:style-name="P1"><text:s text:c="13"/>temp-&gt;right=insuc(head-&gt;left);</text:p>
      <text:p text:style-name="P1"><text:s text:c="10"/>}</text:p>
      <text:p text:style-name="P1"><text:s text:c="10"/>else</text:p>
      <text:p text:style-name="P1"><text:s text:c="10"/>{ </text:p>
      <text:p text:style-name="P1"><text:s text:c="13"/>s-&gt;left=temp; </text:p>
      <text:p text:style-name="P1"><text:s text:c="13"/>s-&gt;lbit=1;</text:p>
      <text:p text:style-name="P1"><text:s text:c="13"/>temp-&gt;left=inpre(head-&gt;left);</text:p>
      <text:p text:style-name="P1"><text:s text:c="13"/>temp-&gt;right=insuc(head-&gt;left);</text:p>
      <text:p text:style-name="P1"><text:s text:c="10"/>}</text:p>
      <text:p text:style-name="P1"><text:s text:c="5"/>} <text:s text:c="7"/></text:p>
      <text:p text:style-name="P1"><text:s text:c="13"/></text:p>
      <text:p text:style-name="P1"><text:s text:c="13"/></text:p>
      <text:p text:style-name="P1"><text:s text:c="10"/></text:p>
      <text:p text:style-name="P1"><text:s text:c="5"/></text:p>
      <text:p text:style-name="P1">} <text:s text:c="9"/></text:p>
      <text:p text:style-name="P1">node *tbt::inpre(node *m)</text:p>
      <text:p text:style-name="P1">{ <text:s text:c="3"/></text:p>
      <text:p text:style-name="P1"><text:s text:c="4"/>if(m-&gt;lbit==1)</text:p>
      <text:p text:style-name="P1"><text:s text:c="4"/>{ <text:s/></text:p>
      <text:p text:style-name="P1"><text:s text:c="6"/>inpre(m-&gt;left);</text:p>
      <text:p text:style-name="P1"><text:s text:c="4"/>}</text:p>
      <text:p text:style-name="P1"><text:s text:c="4"/>if(m-&gt;data==temp-&gt;data&amp;&amp;t==NULL)</text:p>
      <text:p text:style-name="P1"><text:s text:c="4"/>{ <text:s/>return head; <text:s text:c="6"/>}</text:p>
      <text:p text:style-name="P1"><text:s text:c="4"/>if(m-&gt;data==temp-&gt;data)</text:p>
      <text:p text:style-name="P1"><text:s text:c="4"/>{ <text:s text:c="2"/>return t; <text:s text:c="8"/>}</text:p>
      <text:p text:style-name="P1"><text:s text:c="4"/>t=m;</text:p>
      <text:p text:style-name="P1"><text:s text:c="4"/>if(m-&gt;rbit==1)</text:p>
      <text:p text:style-name="P1"><text:s text:c="4"/>{ inpre(m-&gt;right);</text:p>
      <text:p text:style-name="P1"><text:s text:c="4"/>} <text:s/></text:p>
      <text:p text:style-name="P1"><text:s text:c="7"/></text:p>
      <text:p text:style-name="P1">}</text:p>
      <text:p text:style-name="P1">node *tbt::insuc(node *m)</text:p>
      <text:p text:style-name="P1">{ <text:s text:c="2"/></text:p>
      <text:p text:style-name="P1"><text:s text:c="4"/>if(m-&gt;lbit==1)</text:p>
      <text:p text:style-name="P1"><text:soft-page-break/><text:s text:c="4"/>{ <text:s/>t=m;</text:p>
      <text:p text:style-name="P1"><text:s text:c="6"/>insuc(m-&gt;left);</text:p>
      <text:p text:style-name="P1"><text:s text:c="4"/>}</text:p>
      <text:p text:style-name="P1"><text:s text:c="4"/></text:p>
      <text:p text:style-name="P1"><text:s text:c="4"/>if(m-&gt;data==temp-&gt;data&amp;&amp;t==NULL)</text:p>
      <text:p text:style-name="P1"><text:s text:c="4"/>{ <text:s/>return head; <text:s text:c="6"/>}</text:p>
      <text:p text:style-name="P1"><text:s text:c="4"/>if(m-&gt;data==temp-&gt;data)</text:p>
      <text:p text:style-name="P1"><text:s text:c="4"/>{ <text:s text:c="2"/>return t; <text:s text:c="7"/>}</text:p>
      <text:p text:style-name="P1"><text:s text:c="4"/></text:p>
      <text:p text:style-name="P1"><text:s text:c="4"/>if(m-&gt;rbit==1)</text:p>
      <text:p text:style-name="P1"><text:s text:c="4"/>{ insuc(m-&gt;right);</text:p>
      <text:p text:style-name="P1"><text:s text:c="4"/>} <text:s/></text:p>
      <text:p text:style-name="P1">}</text:p>
      <text:p text:style-name="P1">void tbt::dis()</text:p>
      <text:p text:style-name="P1">{ <text:s text:c="2"/>display(head-&gt;left);</text:p>
      <text:p text:style-name="P1">}</text:p>
      <text:p text:style-name="P1">void tbt::display(node *m)</text:p>
      <text:p text:style-name="P1">{</text:p>
      <text:p text:style-name="P1"><text:s text:c="2"/></text:p>
      <text:p text:style-name="P1"><text:s text:c="7"/>if(m-&gt;lbit==1)</text:p>
      <text:p text:style-name="P1"><text:s text:c="7"/>{ <text:s text:c="2"/>display(m-&gt;left); <text:s text:c="13"/>}</text:p>
      <text:p text:style-name="P1"><text:s text:c="7"/>cout&lt;&lt;"\n"&lt;&lt;m-&gt;data;</text:p>
      <text:p text:style-name="P1"><text:s text:c="7"/>if(m-&gt;rbit==1)</text:p>
      <text:p text:style-name="P1"><text:s text:c="7"/>{ <text:s text:c="3"/>display(m-&gt;right); <text:s text:c="12"/>}</text:p>
      <text:p text:style-name="P1"><text:s text:c="7"/></text:p>
      <text:p text:style-name="P1"><text:s text:c="6"/></text:p>
      <text:p text:style-name="P1"><text:s text:c="3"/></text:p>
      <text:p text:style-name="P1">} </text:p>
      <text:p text:style-name="P1">void tbt::thr()</text:p>
      <text:p text:style-name="P1">{ <text:s/>cout&lt;&lt;"\n thread are"; </text:p>
      <text:p text:style-name="P1"><text:s text:c="3"/>thread(head-&gt;left);</text:p>
      <text:p text:style-name="P1">}</text:p>
      <text:p text:style-name="P1">void tbt::thread(node *m)</text:p>
      <text:p text:style-name="P1">{</text:p>
      <text:p text:style-name="P1"><text:s text:c="2"/></text:p>
      <text:p text:style-name="P1"><text:s text:c="7"/>if(m-&gt;lbit==1)</text:p>
      <text:p text:style-name="P1"><text:s text:c="7"/>{ <text:s text:c="2"/>thread(m-&gt;left); <text:s text:c="13"/>}</text:p>
      <text:p text:style-name="P1"><text:s text:c="7"/>if(m-&gt;lbit==0||m-&gt;rbit==0)</text:p>
      <text:p text:style-name="P1"><text:s text:c="7"/>{</text:p>
      <text:p text:style-name="P1"><text:s text:c="7"/>cout&lt;&lt;"\n"&lt;&lt;m-&gt;data;</text:p>
      <text:p text:style-name="P1"><text:s text:c="7"/>}</text:p>
      <text:p text:style-name="P1"><text:s text:c="7"/>if(m-&gt;rbit==1)</text:p>
      <text:p text:style-name="P1"><text:s text:c="7"/>{ <text:s text:c="3"/>thread(m-&gt;right); <text:s text:c="12"/>}</text:p>
      <text:p text:style-name="P1"><text:s text:c="7"/></text:p>
      <text:p text:style-name="P1"><text:s text:c="6"/></text:p>
      <text:p text:style-name="P1"><text:s text:c="3"/></text:p>
      <text:p text:style-name="P1">} <text:s text:c="2"/></text:p>
      <text:p text:style-name="P1">int main()</text:p>
      <text:p text:style-name="P1">{ <text:s/>tbt t; <text:s/>int ch;</text:p>
      <text:p text:style-name="P1"><text:s text:c="3"/>while(1)</text:p>
      <text:p text:style-name="P1"><text:s text:c="3"/>{</text:p>
      <text:p text:style-name="P1"><text:s text:c="3"/></text:p>
      <text:p text:style-name="P1"><text:soft-page-break/><text:s text:c="3"/>cout&lt;&lt;"\n enter the choice";</text:p>
      <text:p text:style-name="P1"><text:s text:c="3"/>cout&lt;&lt;"\n 1.insert data";</text:p>
      <text:p text:style-name="P1"><text:s text:c="3"/>cout&lt;&lt;"\n 2.display all data";</text:p>
      <text:p text:style-name="P1"><text:s text:c="3"/>cout&lt;&lt;"\n 3.display threaded node";</text:p>
      <text:p text:style-name="P1"><text:s text:c="3"/>cout&lt;&lt;"\n 4.exit";</text:p>
      <text:p text:style-name="P1"><text:s text:c="3"/>cin&gt;&gt;ch;</text:p>
      <text:p text:style-name="P1"><text:s text:c="3"/>switch(ch)</text:p>
      <text:p text:style-name="P1"><text:s text:c="3"/>{</text:p>
      <text:p text:style-name="P1"><text:s text:c="6"/>case 1:</text:p>
      <text:p text:style-name="P1"><text:s text:c="16"/>t.insert();</text:p>
      <text:p text:style-name="P1"><text:s text:c="16"/>break;</text:p>
      <text:p text:style-name="P1"><text:s text:c="6"/>case 2:</text:p>
      <text:p text:style-name="P1"><text:s text:c="16"/>t.dis();</text:p>
      <text:p text:style-name="P1"><text:s text:c="16"/>break;</text:p>
      <text:p text:style-name="P1"><text:s text:c="6"/>case 3:</text:p>
      <text:p text:style-name="P1"><text:s text:c="16"/>t.thr();</text:p>
      <text:p text:style-name="P1"><text:s text:c="16"/>break;</text:p>
      <text:p text:style-name="P1"><text:s text:c="6"/>case 4: <text:s/>exit(0);</text:p>
      <text:p text:style-name="P1"><text:s text:c="16"/></text:p>
      <text:p text:style-name="P1"><text:s text:c="6"/>default:</text:p>
      <text:p text:style-name="P1"><text:s text:c="15"/>cout&lt;&lt;"\n invalid entry";</text:p>
      <text:p text:style-name="P1"><text:s text:c="4"/>} <text:s text:c="13"/></text:p>
      <text:p text:style-name="P1"><text:s text:c="4"/>}</text:p>
      <text:p text:style-name="P1"><text:s text:c="3"/>return 0;</text:p>
      <text:p text:style-name="P1">} <text:s text:c="8"/></text:p>
      <text:p text:style-name="P1"></text:p>
      <text:p text:style-name="P1"/>
      <text:p text:style-name="P1">Output :</text:p>
      <text:p text:style-name="P1"/>
      <text:p text:style-name="P1">(base) student@student-OptiPlex-3020:~$ cd ~/Desktop</text:p>
      <text:p text:style-name="P1">(base) student@student-OptiPlex-3020:~/Desktop$ g++ ass5.cpp</text:p>
      <text:p text:style-name="P1">(base) student@student-OptiPlex-3020:~/Desktop$ ./a.out</text:p>
      <text:p text:style-name="P1"></text:p>
      <text:p text:style-name="P1"><text:s/>enter the choice</text:p>
      <text:p text:style-name="P1"><text:s/>1.insert data</text:p>
      <text:p text:style-name="P1"><text:s/>2.display all data</text:p>
      <text:p text:style-name="P1"><text:s/>3.display threaded node</text:p>
      <text:p text:style-name="P1"><text:s/>4.exit1</text:p>
      <text:p text:style-name="P1"></text:p>
      <text:p text:style-name="P1"><text:s/>enter the data10</text:p>
      <text:p text:style-name="P1"></text:p>
      <text:p text:style-name="P1"><text:s/>enter the choice</text:p>
      <text:p text:style-name="P1"><text:s/>1.insert data</text:p>
      <text:p text:style-name="P1"><text:s/>2.display all data</text:p>
      <text:p text:style-name="P1"><text:s/>3.display threaded node</text:p>
      <text:p text:style-name="P1"><text:s/>4.exit22</text:p>
      <text:p text:style-name="P1"></text:p>
      <text:p text:style-name="P1"><text:s/>invalid entry</text:p>
      <text:p text:style-name="P1"><text:s/>enter the choice</text:p>
      <text:p text:style-name="P1"><text:s/>1.insert data</text:p>
      <text:p text:style-name="P1"><text:s/>2.display all data</text:p>
      <text:p text:style-name="P1"><text:s/>3.display threaded node</text:p>
      <text:p text:style-name="P1"><text:soft-page-break/><text:s/>4.exit2</text:p>
      <text:p text:style-name="P1"></text:p>
      <text:p text:style-name="P1">10</text:p>
      <text:p text:style-name="P1"><text:s/>enter the choice</text:p>
      <text:p text:style-name="P1"><text:s/>1.insert data</text:p>
      <text:p text:style-name="P1"><text:s/>2.display all data</text:p>
      <text:p text:style-name="P1"><text:s/>3.display threaded node</text:p>
      <text:p text:style-name="P1"><text:s/>4.exit3</text:p>
      <text:p text:style-name="P1"></text:p>
      <text:p text:style-name="P1"><text:s/>thread are</text:p>
      <text:p text:style-name="P1">10</text:p>
      <text:p text:style-name="P1"><text:s/>enter the choice</text:p>
      <text:p text:style-name="P1"><text:s/>1.insert data</text:p>
      <text:p text:style-name="P1"><text:s/>2.display all data</text:p>
      <text:p text:style-name="P1"><text:s/>3.display threaded node</text:p>
      <text:p text:style-name="P1"><text:s/>4.exit1</text:p>
      <text:p text:style-name="P1"></text:p>
      <text:p text:style-name="P1"><text:s/>enter the data34</text:p>
      <text:p text:style-name="P1"></text:p>
      <text:p text:style-name="P1"><text:s/>enter the choice</text:p>
      <text:p text:style-name="P1"><text:s/>1.insert data</text:p>
      <text:p text:style-name="P1"><text:s/>2.display all data</text:p>
      <text:p text:style-name="P1"><text:s/>3.display threaded node</text:p>
      <text:p text:style-name="P1"><text:s/>4.exit1</text:p>
      <text:p text:style-name="P1"></text:p>
      <text:p text:style-name="P1"><text:s/>enter the data45</text:p>
      <text:p text:style-name="P1"></text:p>
      <text:p text:style-name="P1"><text:s/>enter the choice</text:p>
      <text:p text:style-name="P1"><text:s/>1.insert data</text:p>
      <text:p text:style-name="P1"><text:s/>2.display all data</text:p>
      <text:p text:style-name="P1"><text:s/>3.display threaded node</text:p>
      <text:p text:style-name="P1"><text:s/>4.exit1</text:p>
      <text:p text:style-name="P1"></text:p>
      <text:p text:style-name="P1"><text:s/>enter the data66</text:p>
      <text:p text:style-name="P1"></text:p>
      <text:p text:style-name="P1"><text:s/>enter the choice</text:p>
      <text:p text:style-name="P1"><text:s/>1.insert data</text:p>
      <text:p text:style-name="P1"><text:s/>2.display all data</text:p>
      <text:p text:style-name="P1"><text:s/>3.display threaded node</text:p>
      <text:p text:style-name="P1"><text:s/>4.exit3</text:p>
      <text:p text:style-name="P1"></text:p>
      <text:p text:style-name="P1"><text:s/>thread are</text:p>
      <text:p text:style-name="P1">10</text:p>
      <text:p text:style-name="P1">34</text:p>
      <text:p text:style-name="P1">45</text:p>
      <text:p text:style-name="P1">66</text:p>
      <text:p text:style-name="P1"><text:s/>enter the choice</text:p>
      <text:p text:style-name="P1"><text:s/>1.insert data</text:p>
      <text:p text:style-name="P1"><text:s/>2.display all data</text:p>
      <text:p text:style-name="P1"><text:s/>3.display threaded node</text:p>
      <text:p text:style-name="P1"><text:s/>4.exit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5T17:04:13.322237736</meta:creation-date>
    <dc:date>2022-04-25T17:06:19.803212387</dc:date>
    <meta:editing-duration>P0D</meta:editing-duration>
    <meta:editing-cycles>1</meta:editing-cycles>
    <meta:document-statistic meta:table-count="0" meta:image-count="0" meta:object-count="0" meta:page-count="5" meta:paragraph-count="255" meta:word-count="404" meta:character-count="4490" meta:non-whitespace-character-count="2873"/>
    <meta:generator>LibreOffice/4.2.4.2$Linux_X86_64 LibreOffice_project/420m0$Build-2</meta:generator>
  </office:meta>
</office:document-meta>
</file>